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4" calcext:value-type="float">
            <text:p>4.1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ff Owens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7" calcext:value-type="float">
            <text:p>4.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15" calcext:value-type="float">
            <text:p>3.15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float" office:value="3.6" calcext:value-type="float">
            <text:p>3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sh Miller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2.6" calcext:value-type="float">
            <text:p>2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m</text:p>
          </table:table-cell>
          <table:table-cell office:value-type="float" office:value="1.11" calcext:value-type="float">
            <text:p>1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5" calcext:value-type="float">
            <text:p>1.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teve Sutterley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ackie Sousa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ose Morale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s</text:p>
          </table:table-cell>
          <table:table-cell office:value-type="float" office:value="1.9" calcext:value-type="float">
            <text:p>1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 S</text:p>
          </table:table-cell>
          <table:table-cell office:value-type="string" calcext:value-type="string">
            <text:p>l</text:p>
          </table:table-cell>
          <table:table-cell office:value-type="float" office:value="4.3" calcext:value-type="float">
            <text:p>4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 S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5" calcext:value-type="float">
            <text:p>1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2.2" calcext:value-type="float">
            <text:p>2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sea?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mes Rion?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y?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ike Ewald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el Anderso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3.4" calcext:value-type="float">
            <text:p>3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1.1" calcext:value-type="float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6.13" calcext:value-type="float">
            <text:p>6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s</text:p>
          </table:table-cell>
          <table:table-cell office:value-type="float" office:value="2.12" calcext:value-type="float">
            <text:p>2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rendon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1.15" calcext:value-type="float">
            <text:p>1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r</text:p>
          </table:table-cell>
          <table:table-cell office:value-type="float" office:value="2.1" calcext:value-type="float">
            <text:p>2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lan R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4" calcext:value-type="float">
            <text:p>1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4.4" calcext:value-type="float">
            <text:p>4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4.12" calcext:value-type="float">
            <text:p>4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s</text:p>
          </table:table-cell>
          <table:table-cell office:value-type="float" office:value="3.15" calcext:value-type="float">
            <text:p>3.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float" office:value="4.7" calcext:value-type="float">
            <text:p>4.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4" calcext:value-type="float">
            <text:p>4.14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 Owens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7" calcext:value-type="float">
            <text:p>4.7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 = salmon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15" calcext:value-type="float">
            <text:p>3.15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L = laker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R = rainbow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m = small mouth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</table:table>
      <table:table table:name="201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float" office:value="3.6" calcext:value-type="float">
            <text:p>3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sh Miller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2.6" calcext:value-type="float">
            <text:p>2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m</text:p>
          </table:table-cell>
          <table:table-cell office:value-type="float" office:value="1.11" calcext:value-type="float">
            <text:p>1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5" calcext:value-type="float">
            <text:p>1.5</text:p>
          </table:table-cell>
          <table:table-cell office:value-type="float" office:value="2018" calcext:value-type="float">
            <text:p>2018</text:p>
          </table:table-cell>
        </table:table-row>
      </table:table>
      <table:table table:name="2017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teve Sutterley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ackie Sousa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ose Morale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7" calcext:value-type="float">
            <text:p>2017</text:p>
          </table:table-cell>
        </table:table-row>
      </table:table>
      <table:table table:name="20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s</text:p>
          </table:table-cell>
          <table:table-cell office:value-type="float" office:value="1.9" calcext:value-type="float">
            <text:p>1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 S</text:p>
          </table:table-cell>
          <table:table-cell office:value-type="string" calcext:value-type="string">
            <text:p>l</text:p>
          </table:table-cell>
          <table:table-cell office:value-type="float" office:value="4.3" calcext:value-type="float">
            <text:p>4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 S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5" calcext:value-type="float">
            <text:p>1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2.2" calcext:value-type="float">
            <text:p>2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sea?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mes Rion?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y?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6" calcext:value-type="float">
            <text:p>2016</text:p>
          </table:table-cell>
        </table:table-row>
      </table:table>
      <table:table table:name="201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ike Ewald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el Anderso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3.4" calcext:value-type="float">
            <text:p>3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 office:value-type="float" office:value="2015" calcext:value-type="float">
            <text:p>2015</text:p>
          </table:table-cell>
        </table:table-row>
      </table:table>
      <table:table table:name="201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1.1" calcext:value-type="float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201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6.13" calcext:value-type="float">
            <text:p>6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s</text:p>
          </table:table-cell>
          <table:table-cell office:value-type="float" office:value="2.12" calcext:value-type="float">
            <text:p>2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</table:table-row>
      </table:table>
      <table:table table:name="201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rendon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1.15" calcext:value-type="float">
            <text:p>1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r</text:p>
          </table:table-cell>
          <table:table-cell office:value-type="float" office:value="2.1" calcext:value-type="float">
            <text:p>2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lan R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4" calcext:value-type="float">
            <text:p>1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4.4" calcext:value-type="float">
            <text:p>4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</table:table>
      <table:table table:name="200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4.12" calcext:value-type="float">
            <text:p>4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s</text:p>
          </table:table-cell>
          <table:table-cell office:value-type="float" office:value="3.15" calcext:value-type="float">
            <text:p>3.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float" office:value="4.7" calcext:value-type="float">
            <text:p>4.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5:48:40.605438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5:58:13.497688136</meta:creation-date>
    <dc:date>2020-07-15T15:55:19.435944142</dc:date>
    <meta:editing-duration>PT17H58M6S</meta:editing-duration>
    <meta:editing-cycles>10</meta:editing-cycles>
    <meta:generator>LibreOffice/6.4.4.2$Linux_X86_64 LibreOffice_project/40$Build-2</meta:generator>
    <meta:document-statistic meta:table-count="10" meta:cell-count="1677" meta:object-count="0"/>
  </office:meta>
</office:document-meta>
</file>